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F000003E39EFDE5648D35E2C0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1DA0000016355F8FF92BF4D3694.png" manifest:media-type="image/png"/>
  <manifest:file-entry manifest:full-path="Pictures/10000201000005000000048439489C5E28D8A2EE.png" manifest:media-type="image/png"/>
  <manifest:file-entry manifest:full-path="Pictures/100002010000058B0000038A6AAE3448E73D8151.png" manifest:media-type="image/png"/>
  <manifest:file-entry manifest:full-path="Pictures/1000020100000500000002D0F268879D8E5AFBA2.png" manifest:media-type="image/png"/>
  <manifest:file-entry manifest:full-path="Pictures/10000201000004B0000004B0EF35DAD59BA56E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LearningManagmentSystem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Bartosz Maleta</text:p>
            <text:p>Aleksandra Kasaraba</text:p>
            <text:p>Stanisław Chynek</text:p>
            <text:p>Przemysław Busze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3" draw:layer="layout" svg:width="9.64cm" svg:height="7.22cm" svg:x="0.76cm" svg:y="0.4cm">
          <draw:image xlink:href="Pictures/10000201000001DA0000016355F8FF92BF4D3694.png" xlink:type="simple" xlink:show="embed" xlink:actuate="onLoad">
            <text:p/>
          </draw:image>
        </draw:frame>
        <draw:frame draw:style-name="gr2" draw:text-style-name="P3" draw:layer="layout" svg:width="10.579cm" svg:height="5.95cm" svg:x="16.8cm" svg:y="0.65cm">
          <draw:image xlink:href="Pictures/1000020100000500000002D0F268879D8E5AFBA2.png" xlink:type="simple" xlink:show="embed" xlink:actuate="onLoad">
            <text:p/>
          </draw:image>
        </draw:frame>
        <draw:frame draw:style-name="gr2" draw:text-style-name="P3" draw:layer="layout" svg:width="6.95cm" svg:height="6.95cm" svg:x="20.65cm" svg:y="8.45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6.934cm" svg:height="6.262cm" svg:x="2.266cm" svg:y="9.488cm">
          <draw:image xlink:href="Pictures/10000201000005000000048439489C5E28D8A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ing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3" draw:layer="layout" svg:width="19.948cm" svg:height="12.736cm" svg:x="6.6cm" svg:y="2.264cm">
          <draw:image xlink:href="Pictures/100002010000058B0000038A6AAE3448E73D815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ructure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3" draw:text-style-name="P4" draw:layer="layout" svg:width="5.302cm" svg:height="15.749cm" svg:x="14.698cm" svg:y="0cm">
          <draw:image xlink:href="Pictures/100000000000014F000003E39EFDE5648D35E2C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2H47M25S</meta:editing-duration>
    <meta:editing-cycles>3</meta:editing-cycles>
    <meta:generator>LibreOffice/6.0.7.3$Linux_X86_64 LibreOffice_project/00m0$Build-3</meta:generator>
    <dc:title>Bright Blue</dc:title>
    <dc:date>2020-04-10T13:06:03.317249381</dc:date>
    <meta:document-statistic meta:object-count="44"/>
  </office:meta>
</office:document-meta>
</file>